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26pt" style:font-size-asian="26pt" style:font-size-complex="26pt"/>
    </style:style>
    <style:style style:name="P3" style:family="paragraph" style:parent-style-name="Standard">
      <style:text-properties style:font-name="Verdana" fo:font-size="16pt" style:font-size-asian="16pt" style:font-size-complex="16pt"/>
    </style:style>
    <style:style style:name="P4" style:family="paragraph" style:parent-style-name="Standard">
      <style:text-properties style:font-name="Verdana" fo:font-size="12pt" style:font-size-asian="12pt" style:font-size-complex="12pt"/>
    </style:style>
    <style:style style:name="P5" style:family="paragraph" style:parent-style-name="Standard">
      <style:text-properties style:font-name="Verdana"/>
    </style:style>
    <style:style style:name="P6" style:family="paragraph" style:parent-style-name="Standard">
      <style:text-properties style:font-name="Verdana" fo:font-size="12pt" style:font-size-asian="12pt" style:font-size-complex="12pt"/>
    </style:style>
    <style:style style:name="P7" style:family="paragraph" style:parent-style-name="Standard">
      <style:text-properties style:font-name="Verdana" fo:font-size="12pt" fo:font-weight="bold" style:font-size-asian="12pt" style:font-weight-asian="bold" style:font-size-complex="12pt" style:font-weight-complex="bold"/>
    </style:style>
    <style:style style:name="P8" style:family="paragraph" style:parent-style-name="Standard">
      <style:text-properties style:font-name="Verdana" fo:font-size="16pt" style:font-size-asian="16pt" style:font-size-complex="16pt"/>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sprojekt interaktive Systeme<text:tab/><text:tab/><text:tab/><text:tab/><text:tab/>Hendrik Bode Sommersemester 2015 <text:tab/><text:tab/><text:tab/><text:tab/><text:tab/><text:tab/><text:tab/>Luca Zeitzen</text:p>
      <text:p text:style-name="P1"/>
      <text:p text:style-name="P1"/>
      <text:p text:style-name="P2">Related-Works</text:p>
      <text:p text:style-name="P1">Gemeinsames Lernen</text:p>
      <text:p text:style-name="P1"/>
      <text:p text:style-name="P1"/>
      <text:p text:style-name="P3">Ähnliche Anwendungen</text:p>
      <text:p text:style-name="P4">Aus einer Analyse im Bereich Related-Works hat sich eine Anwendung herauskristallisiert, die mit unserem Konzept in einigen Details übereinstimmt. Diese dient im weiteren Verlauf des Projektes als Inspiration bzw. Referenz.</text:p>
      <text:p text:style-name="P7"/>
      <text:p text:style-name="P4"><text:span text:style-name="T1">Google Docs</text:span> ist eine Webanwendung, die den Usern ermöglicht gemeinsam an einem oder mehreren Dokumenten gleichzeitig zu arbeiten. Diese Dokumente sind zu dem in einer Cloud gespeichert und jeder, dem der Zugriff erlaubt wurde, kann diese jederzeit bearbeiten. Arbeiten Mehrere zur gleichen Zeit an einem Text, so wird jedem User eine Farbe und ein Cursor in dieser Farbe zugeteilt. So kann jeder Andere sehen, an welchem Teil des Dokumentes gerade gearbeitet wird. Ein solches Dokument muss nicht unbedingt mit Google Docs erstellt worden sein, sondern kann auch eine hochgeladene Datei sein.</text:p>
      <text:p text:style-name="P4"/>
      <text:p text:style-name="P4"/>
      <text:p text:style-name="P3">Vergleich mit unserem Ansatz</text:p>
      <text:p text:style-name="P4">Nachdem nun ähnliche Anwendungen vorgestellt wurden erfolgt als nächstes der direkte Vergleich mit unserem Konzept:</text:p>
      <text:p text:style-name="P7"/>
      <text:p text:style-name="P4">Die größte Gemeinsamkeit von unserer Idee und Google Docs ist das kollaborative Bearbeiten eines Dokumentes. Der Unterschied ist jedoch, dass bei unserer Anwendung das Dokument nicht direkt verändert werden kann, sondern nur Fragen zu einem bestimmten Abschnitt gestellt werden können. Diese werden dann jedem anderen berechtigten User angezeigt und können von diesem beantwortet werden. Hierdurch wird klar, dass unsere Anwendung den Fokus auf das gemeinsame Lernen setzt und Google Docs eher auf das gemeinsame Arbeiten.</text:p>
      <text:p text:style-name="P1"><text:tab/></text:p>
      <text:p text:style-name="P1"><text:tab/><text:tab/><text:tab/><text:tab/></text:p>
      <text:p text:style-name="P3">Fazit</text:p>
      <text:p text:style-name="P4">Kollaborative Software ist sich oft sehr ähnlich. Daher haben wir auch Google Docs als einzige Verwandschaft ausgewählt. Andere Lösungen spezialisieren sich oft auf einen bestimmten Bereich wie z.B. Code (GitHub, Goober) oder Charts (Mindmeister, Gliffy). Wir besetzen die Nische, in der das Dokument selbst nicht bearbeitet, sondern nur gelesen werden kann. </text:p>
      <text:p text:style-name="P4">Parallel dazu machen unsere anderen Funktionen (Notizzettel, Fragenkatalog, Kollaboratorenstatus) das Ganze dennoch dynamis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M51S</meta:editing-duration>
    <meta:editing-cycles>14</meta:editing-cycles>
    <meta:generator>OpenOffice/4.1.1$Win32 OpenOffice.org_project/411m6$Build-9775</meta:generator>
    <dc:date>2015-04-27T14:12:09.30</dc:date>
    <dc:creator>Hendrik  Bode</dc:creator>
    <meta:document-statistic meta:table-count="0" meta:image-count="0" meta:object-count="0" meta:page-count="1" meta:paragraph-count="14" meta:word-count="294" meta:character-count="2122"/>
    <meta:user-defined meta:name="Info 1"/>
    <meta:user-defined meta:name="Info 2"/>
    <meta:user-defined meta:name="Info 3"/>
    <meta:user-defined meta:name="Info 4"/>
  </office:meta>
</office:document-meta>
</file>